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left="0cm" fo:margin-right="0cm" fo:text-indent="0cm" style:auto-text-indent="false" style:writing-mode="lr-tb"/>
      <style:text-properties fo:font-weight="bold" fo:background-color="transparent" style:font-weight-asian="bold" style:font-weight-complex="bold"/>
    </style:style>
    <style:style style:name="P3" style:family="paragraph" style:parent-style-name="Text_20_body">
      <style:paragraph-properties fo:margin-left="1.27cm" fo:margin-right="0cm" fo:text-indent="0cm" style:auto-text-indent="false" style:writing-mode="lr-tb"/>
      <style:text-properties fo:font-weight="bold" fo:background-color="transparent" style:font-weight-asian="bold" style:font-weight-complex="bold"/>
    </style:style>
    <style:style style:name="P4" style:family="paragraph" style:parent-style-name="Text_20_body" style:list-style-name="L1">
      <style:paragraph-properties fo:margin-left="0cm" fo:margin-right="0cm" fo:text-indent="0cm" style:auto-text-indent="false" fo:padding="0cm" fo:border="none" style:writing-mode="lr-tb"/>
      <style:text-properties fo:font-weight="bold" fo:background-color="transparent" style:font-weight-asian="bold" style:font-weight-complex="bold"/>
    </style:style>
    <style:style style:name="P5" style:family="paragraph" style:parent-style-name="Text_20_body" style:list-style-name="L2">
      <style:paragraph-properties fo:margin-left="0cm" fo:margin-right="0cm" fo:text-indent="0cm" style:auto-text-indent="false" fo:padding="0cm" fo:border="none" style:writing-mode="lr-tb"/>
      <style:text-properties fo:font-weight="bold" fo:background-color="transparent" style:font-weight-asian="bold" style:font-weight-complex="bold"/>
    </style:style>
    <style:style style:name="P6" style:family="paragraph" style:parent-style-name="Text_20_body" style:list-style-name="L3">
      <style:paragraph-properties fo:margin-left="0cm" fo:margin-right="0cm" fo:text-indent="0cm" style:auto-text-indent="false" fo:padding="0cm" fo:border="none" style:writing-mode="lr-tb"/>
      <style:text-properties fo:font-weight="bold" fo:background-color="transparent" style:font-weight-asian="bold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 style:writing-mode="lr-tb"/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 style:list-style-name="L2">
      <style:paragraph-properties fo:margin-left="0cm" fo:margin-right="0cm" fo:text-indent="0cm" style:auto-text-indent="false" fo:padding="0cm" fo:border="none" style:writing-mode="lr-tb"/>
      <style:text-properties fo:font-weight="bold" style:font-weight-asian="bold" style:font-weight-complex="bold"/>
    </style:style>
    <style:style style:name="P10" style:family="paragraph" style:parent-style-name="Text_20_body" style:list-style-name="L3">
      <style:paragraph-properties fo:margin-left="0cm" fo:margin-right="0cm" fo:text-indent="0cm" style:auto-text-indent="false" fo:padding="0cm" fo:border="none" style:writing-mode="lr-tb"/>
      <style:text-properties fo:font-weight="bold" style:font-weight-asian="bold" style:font-weight-complex="bold"/>
    </style:style>
    <style:style style:name="P11" style:family="paragraph" style:parent-style-name="Text_20_body" style:list-style-name="L3">
      <style:paragraph-properties fo:margin-left="0cm" fo:margin-right="0cm" fo:text-indent="0cm" style:auto-text-indent="false" fo:padding="0cm" fo:border="none" style:writing-mode="lr-tb"/>
      <style:text-properties fo:font-weight="bold" officeooo:paragraph-rsid="001b7db7" style:font-weight-asian="bold" style:font-weight-complex="bold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b7db7" fo:background-color="transparent" loext:char-shading-value="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b7db7" style:font-weight-asian="normal" style:font-weight-complex="normal"/>
    </style:style>
    <style:style style:name="T5" style:family="text">
      <style:text-properties fo:font-weight="normal" officeooo:rsid="001b7db7" fo:background-color="transparent" loext:char-shading-value="0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9677af9d-7fff-67a0-8272-805433511161"/>Evaluación Inicial</text:p>
      <text:p text:style-name="P7"><text:span text:style-name="T1">Nombre y cómo quieres que me dirija a ti.<text:line-break/></text:span><text:span text:style-name="T5">David López Núñez - David</text:span></text:p>
      <text:p text:style-name="P8"/>
      <text:p text:style-name="P7"><text:span text:style-name="T1">Formación previa relacionada (cursos, otros ciclos, estudios…) o indicar si se viene de bachillerato.<text:line-break/></text:span><text:span text:style-name="T5">He estudiado el</text:span><text:span text:style-name="T2"> </text:span><text:span text:style-name="T5"><text:s/>bachillerato de ciencias pero formación relacionada no</text:span></text:p>
      <text:p text:style-name="P8"/>
      <text:p text:style-name="P7"><text:span text:style-name="T1">Si tienes interés por algún aspecto en concreto del módulo o preferencia por aprender algo en particular, indícalo.<text:line-break/></text:span><text:span text:style-name="T5">No tengo un especial interés por algo en concreto</text:span></text:p>
      <text:p text:style-name="P8"/>
      <text:p text:style-name="P2">Responde a las siguientes cuestiones técnicas sin ayuda. Intenta responder aunque no estés seguro, pero puedes dejarla en blanco. No cuenta para nota.</text:p>
      <text:p text:style-name="P8"/>
      <text:list text:style-name="L1">
        <text:list-item>
          <text:p text:style-name="P4">¿Qué entiendes por interfaz Web?</text:p>
        </text:list-item>
      </text:list>
      <text:p text:style-name="P3"><text:span text:style-name="T4">Por interfaz entiendo a aquello con lo que interacciona un usuario.</text:span><text:line-break/></text:p>
      <text:list text:style-name="L2">
        <text:list-item>
          <text:p text:style-name="P9"><text:span text:style-name="T1">¿Para qué crees que sirve realizar un prototipo dentro de un proyecto de diseño?<text:line-break/></text:span><text:span text:style-name="T5">Un prototipo sirve para presentar ideas sobre el diseño del proyecto que se va a diseñar.</text:span><text:span text:style-name="T1"><text:line-break/></text:span></text:p>
        </text:list-item>
        <text:list-item>
          <text:p text:style-name="P5">Cita todos los elementos que conozcas de una página web</text:p>
        </text:list-item>
      </text:list>
      <text:p text:style-name="P3"><text:span text:style-name="T4">URL, dirección IP</text:span><text:line-break/></text:p>
      <text:list text:style-name="L3">
        <text:list-item>
          <text:p text:style-name="P10"><text:span text:style-name="T1">¿Sabrías decir alguna diferencia entre HTML4 y HTML5? <text:line-break/><text:line-break/></text:span><text:span text:style-name="T1"/></text:p>
        </text:list-item>
        <text:list-item>
          <text:p text:style-name="P11"><text:span text:style-name="T1">¿Qué es el sistema de colores RGB?</text:span></text:p>
          <text:p text:style-name="P11"><text:span text:style-name="T1"><text:line-break/></text:span></text:p>
        </text:list-item>
        <text:list-item>
          <text:p text:style-name="P10"><text:span text:style-name="T1">Indica todos los lenguajes de hojas de estilos que conozcas<text:line-break/></text:span><text:span text:style-name="T5">CSS</text:span><text:span text:style-name="T1"><text:line-break/></text:span></text:p>
        </text:list-item>
        <text:list-item>
          <text:p text:style-name="P10"><text:span text:style-name="T1">¿Qué significan las siglas CSS?<text:line-break/><text:line-break/></text:span><text:span text:style-name="T1"/></text:p>
        </text:list-item>
        <text:list-item>
          <text:p text:style-name="P10"><text:soft-page-break/><text:span text:style-name="T1">¿En qué consiste la herencia?<text:line-break/></text:span><text:span text:style-name="T5">La herencia la podemos entender como la obtención de atributos y funciones de una o varias clases hijas a raíz de una clase padre.</text:span><text:span text:style-name="T1"><text:line-break/></text:span></text:p>
        </text:list-item>
        <text:list-item>
          <text:p text:style-name="P10"><text:span text:style-name="T1">¿Cuántos selectores para delimitar elementos HTML conoces?<text:line-break/><text:line-break/></text:span><text:span text:style-name="T1"/></text:p>
        </text:list-item>
        <text:list-item>
          <text:p text:style-name="P10"><text:span text:style-name="T1">¿Cuántas propiedades de fuente conoces? Por ejemplo para el tamaño de la fuente<text:line-break/><text:line-break/></text:span><text:span text:style-name="T1"/></text:p>
        </text:list-item>
        <text:list-item>
          <text:p text:style-name="P10"><text:span text:style-name="T1">¿Qué software de edición de imágenes sueles usar?<text:line-break/><text:line-break/></text:span><text:span text:style-name="T1"/></text:p>
        </text:list-item>
        <text:list-item>
          <text:p text:style-name="P10"><text:span text:style-name="T1">¿Y para edición de video?<text:line-break/><text:line-break/></text:span><text:span text:style-name="T1"/></text:p>
        </text:list-item>
        <text:list-item>
          <text:p text:style-name="P10"><text:span text:style-name="T1">¿Qué diferencia hay entre animación y transición?<text:line-break/></text:span><text:span text:style-name="T5">Por animación entiendo como algo extra que le añades a una página, vídeo… mientras que por transición entiendo a un cambio que recibe dicha página o vídeo para ser mejorado o variar contenido.</text:span><text:span text:style-name="T1"><text:line-break/></text:span></text:p>
        </text:list-item>
        <text:list-item>
          <text:p text:style-name="P10"><text:span text:style-name="T1">¿Conoces alguna herramienta para verificar la calidad de una web?<text:line-break/><text:line-break/></text:span><text:span text:style-name="T1"/></text:p>
        </text:list-item>
        <text:list-item>
          <text:p text:style-name="P10"><text:span text:style-name="T1">¿De qué se encarga el W3C?<text:line-break/><text:line-break/></text:span><text:span text:style-name="T1"/></text:p>
        </text:list-item>
        <text:list-item>
          <text:p text:style-name="P10"><text:span text:style-name="T1">¿Se te ocurre alguna medida que pueda aplicarse para hacer una web más accesible?<text:line-break/><text:line-break/></text:span><text:span text:style-name="T1"/></text:p>
        </text:list-item>
        <text:list-item>
          <text:p text:style-name="P10"><text:span text:style-name="T1">¿Qué es un diseño responsivo?<text:line-break/><text:line-break/></text:span><text:span text:style-name="T1"/></text:p>
        </text:list-item>
        <text:list-item>
          <text:p text:style-name="P10"><text:span text:style-name="T1">¿Te suenan Grid Layout y Flexbox?<text:line-break/><text:line-break/></text:span><text:span text:style-name="T1"/></text:p>
        </text:list-item>
        <text:list-item>
          <text:p text:style-name="P10"><text:span text:style-name="T1">Describe la arquitectura cliente - servidor<text:line-break/><text:line-break/></text:span><text:span text:style-name="T1"/></text:p>
        </text:list-item>
        <text:list-item>
          <text:p text:style-name="P6"><text:soft-page-break/>¿Qué aplicaciones usarías para crear tu propia página Web? Imagina que tienes un negocio y quieres crear una Web para el mismo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10:54:48.877000000</meta:creation-date>
    <dc:date>2024-09-20T11:11:15.346000000</dc:date>
    <meta:editing-duration>PT16M26S</meta:editing-duration>
    <meta:editing-cycles>1</meta:editing-cycles>
    <meta:document-statistic meta:table-count="0" meta:image-count="0" meta:object-count="0" meta:page-count="3" meta:paragraph-count="28" meta:word-count="371" meta:character-count="2195" meta:non-whitespace-character-count="1838"/>
    <meta:generator>LibreOffice/7.6.1.2$Windows_X86_64 LibreOffice_project/f5defcebd022c5bc36bbb79be232cb6926d8f674</meta:generator>
  </office:meta>
</office:document-meta>
</file>